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PS points</text:p>
      <text:p text:style-name="Standard"><text:span text:style-name="T1">id_utente</text:span>:  unique user identifier</text:p>
      <text:p text:style-name="Standard"><text:span text:style-name="T1">trip_id</text:span>: unique trip identifier</text:p>
      <text:p text:style-name="Standard"><text:span text:style-name="T1">subtrip_id</text:span>: unique subtrip identifier</text:p>
      <text:p text:style-name="Standard"><text:span text:style-name="T1">is_valid</text:span>: </text:p>
      <text:p text:style-name="Standard"><text:span text:style-name="T1">lat, lon, altitude</text:span>: location variables</text:p>
      <text:p text:style-name="Standard"><text:span text:style-name="T1">instant_speed</text:span>: instant speed registered</text:p>
      <text:p text:style-name="Standard"><text:span text:style-name="T1">subtrip_type</text:span>: the mobility mean of the reference subtrip</text:p>
      <text:p text:style-name="Standard"/>
      <text:p text:style-name="Standard">Subtrips/Trips</text:p>
      <text:p text:style-name="Standard"><text:span text:style-name="T1">validation</text:span>: the sub trip is valid or not</text:p>
      <text:p text:style-name="Standard"><text:span text:style-name="T1">points</text:span>: points scored in the subtrip</text:p>
      <text:p text:style-name="Standard"><text:span text:style-name="T1">calories</text:span>: kcal burned </text:p>
      <text:p text:style-name="Standard"><text:span text:style-name="T1">distance</text:span>: km travelled  </text:p>
      <text:p text:style-name="Standard"><text:span text:style-name="T1">avg_speed</text:span>: calculated as (final point - starting point)/duration</text:p>
      <text:p text:style-name="Standard"><text:span text:style-name="T1">duration</text:span>: time</text:p>
      <text:p text:style-name="Standard"><text:span text:style-name="T1">start time, end time</text:span>: timestamps of starting point and ending point</text:p>
      <text:p text:style-name="Standard"><text:span text:style-name="T1">car_pool_id</text:span>: it can be ignored</text:p>
      <text:p text:style-name="Standard"/>
      <text:p text:style-name="Standard">Trips</text:p>
      <text:p text:style-name="Standard"><text:span text:style-name="T1">frequent trip id</text:span>: if the trip matched with a frequent trip added by the user (home-work) the trip is marked as "frequent" and can be analysed separately.</text:p>
      <text:p text:style-name="Standard"><text:span text:style-name="T1">device</text:span>: the tipology of the device used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4T10:44:29.377000000</meta:creation-date>
    <dc:date>2024-03-04T10:44:58.210000000</dc:date>
    <meta:editing-duration>PT32S</meta:editing-duration>
    <meta:editing-cycles>1</meta:editing-cycles>
    <meta:document-statistic meta:table-count="0" meta:image-count="0" meta:object-count="0" meta:page-count="1" meta:paragraph-count="20" meta:word-count="114" meta:character-count="764" meta:non-whitespace-character-count="665"/>
    <meta:generator>LibreOffice/7.2.1.2$Windows_X86_64 LibreOffice_project/87b77fad49947c1441b67c559c339af8f3517e22</meta:generator>
  </office:meta>
</office:document-meta>
</file>